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use-window-font-color="true" loext:opacity="0%" style:font-name="Ubuntu" fo:font-style="normal" style:text-underline-style="none" officeooo:rsid="000899c1" officeooo:paragraph-rsid="00090d07" fo:background-color="transparent" style:font-style-asian="normal" style:font-style-complex="normal"/>
    </style:style>
    <style:style style:name="P2" style:family="paragraph" style:parent-style-name="Standard">
      <style:paragraph-properties fo:line-height="150%" fo:text-align="end" style:justify-single-word="false"/>
      <style:text-properties style:use-window-font-color="true" loext:opacity="0%" style:font-name="Ubuntu" fo:font-style="normal" style:text-underline-style="none" officeooo:rsid="000899c1" officeooo:paragraph-rsid="00090d07" fo:background-color="transparent" style:font-style-asian="normal" style:font-style-complex="normal"/>
    </style:style>
    <style:style style:name="P3" style:family="paragraph" style:parent-style-name="Standard">
      <style:text-properties style:font-name="Ubuntu" fo:font-style="italic" style:text-underline-style="solid" style:text-underline-width="auto" style:text-underline-color="font-color" officeooo:rsid="000899c1" officeooo:paragraph-rsid="000899c1" style:font-style-asian="italic" style:font-style-complex="italic"/>
    </style:style>
    <style:style style:name="P4" style:family="paragraph" style:parent-style-name="Standard">
      <style:paragraph-properties fo:line-height="150%"/>
      <style:text-properties style:font-name="Ubuntu" fo:font-style="normal" style:text-underline-style="none" fo:font-weight="bold" officeooo:rsid="00098f1e" officeooo:paragraph-rsid="00098f1e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top="0.0398in" fo:margin-bottom="0.0398in" style:contextual-spacing="false" fo:text-align="end" style:justify-single-word="false"/>
      <style:text-properties style:font-name="Ubuntu" fo:font-style="normal" style:text-underline-style="none" fo:font-weight="bold" officeooo:rsid="00098f1e" officeooo:paragraph-rsid="00098f1e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top="0.0398in" fo:margin-bottom="0.0398in" style:contextual-spacing="false" fo:text-align="end" style:justify-single-word="false"/>
      <style:text-properties style:font-name="Ubuntu" fo:font-style="normal" style:text-underline-style="none" officeooo:rsid="00098f1e" officeooo:paragraph-rsid="00098f1e" style:font-style-asian="normal" style:font-style-complex="normal"/>
    </style:style>
    <style:style style:name="P7" style:family="paragraph" style:parent-style-name="Standard">
      <style:paragraph-properties fo:line-height="150%"/>
      <style:text-properties style:font-name="Ubuntu" fo:font-style="normal" style:text-underline-style="none" officeooo:rsid="00098f1e" officeooo:paragraph-rsid="00098f1e" style:font-style-asian="normal" style:font-style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Ubuntu" fo:font-style="normal" style:text-underline-style="none" officeooo:rsid="000899c1" officeooo:paragraph-rsid="000899c1" style:font-style-asian="normal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Ubuntu" fo:font-style="normal" style:text-underline-style="none" officeooo:rsid="000899c1" officeooo:paragraph-rsid="00090d07" style:font-style-asian="normal" style:font-style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Ubuntu" fo:font-style="normal" style:text-underline-style="none" officeooo:rsid="000899c1" officeooo:paragraph-rsid="000899c1" style:font-style-asian="normal" style:font-style-complex="normal"/>
    </style:style>
    <style:style style:name="P11" style:family="paragraph" style:parent-style-name="Standard">
      <style:paragraph-properties fo:margin-top="0.0398in" fo:margin-bottom="0.0398in" style:contextual-spacing="false" fo:text-align="end" style:justify-single-word="false"/>
      <style:text-properties style:font-name="Ubuntu" fo:font-style="normal" style:text-underline-style="none" officeooo:rsid="000cf06b" officeooo:paragraph-rsid="000cf06b" style:font-style-asian="normal" style:font-style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buntu" fo:font-style="normal" style:text-underline-style="none" officeooo:rsid="00176aab" officeooo:paragraph-rsid="00176aab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italic" officeooo:rsid="000bbf0e" style:font-style-asian="italic" style:font-style-complex="italic"/>
    </style:style>
    <style:style style:name="T4" style:family="text">
      <style:text-properties officeooo:rsid="00090d07"/>
    </style:style>
    <style:style style:name="T5" style:family="text">
      <style:text-properties style:use-window-font-color="true" loext:opacity="0%" fo:background-color="transparent" loext:char-shading-value="0"/>
    </style:style>
    <style:style style:name="T6" style:family="text">
      <style:text-properties style:use-window-font-color="true" loext:opacity="0%" officeooo:rsid="00090d07" fo:background-color="transparent" loext:char-shading-value="0"/>
    </style:style>
    <style:style style:name="T7" style:family="text">
      <style:text-properties style:use-window-font-color="true" loext:opacity="0%" officeooo:rsid="00113abc" fo:background-color="transparent" loext:char-shading-value="0"/>
    </style:style>
    <style:style style:name="T8" style:family="text">
      <style:text-properties style:use-window-font-color="true" loext:opacity="0%" officeooo:rsid="00176aab" fo:background-color="transparent" loext:char-shading-value="0"/>
    </style:style>
    <style:style style:name="T9" style:family="text">
      <style:text-properties style:use-window-font-color="true" loext:opacity="0%" officeooo:rsid="0017f47c" fo:background-color="transparent" loext:char-shading-value="0"/>
    </style:style>
    <style:style style:name="T10" style:family="text">
      <style:text-properties style:use-window-font-color="true" loext:opacity="0%" officeooo:rsid="0018b191"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0pt" officeooo:rsid="00090d07" style:font-size-asian="20pt" style:font-size-complex="20pt"/>
    </style:style>
    <style:style style:name="T13" style:family="text">
      <style:text-properties fo:font-size="20pt" fo:font-style="italic" fo:font-weight="bold" officeooo:rsid="00090d07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fo:font-size="20pt" style:text-underline-style="none" officeooo:rsid="00098f1e" style:font-size-asian="20pt" style:font-size-complex="20pt"/>
    </style:style>
    <style:style style:name="T16" style:family="text">
      <style:text-properties fo:font-size="20pt" style:text-underline-style="none" officeooo:rsid="00090d07" style:font-size-asian="20pt" style:font-size-complex="20pt"/>
    </style:style>
    <style:style style:name="T17" style:family="text">
      <style:text-properties officeooo:rsid="00098f1e"/>
    </style:style>
    <style:style style:name="T18" style:family="text">
      <style:text-properties officeooo:rsid="000cf06b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113abc"/>
    </style:style>
    <style:style style:name="T21" style:family="text">
      <style:text-properties officeooo:rsid="0013a4d6"/>
    </style:style>
    <style:style style:name="T22" style:family="text">
      <style:text-properties officeooo:rsid="0015b83a"/>
    </style:style>
    <style:style style:name="T23" style:family="text">
      <style:text-properties officeooo:rsid="00176aab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090d07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1">RANJALAHY Andry</text:span></text:p>
      <text:p text:style-name="P4">Tahiana Sylvain</text:p>
      <text:p text:style-name="P4">Né le 19 Avril 2002</text:p>
      <text:p text:style-name="P4">0384991430 <text:s text:c="4"/>0324944018</text:p>
      <text:p text:style-name="P4">Lot N 56 Bis Ambohidrazaka Alasora</text:p>
      <text:p text:style-name="P7"><text:a xlink:type="simple" xlink:href="mailto:ranjalahyandrytahianasylvain@gmail.com" text:style-name="Internet_20_link" text:visited-style-name="Visited_20_Internet_20_Link"><text:span text:style-name="T19">ranjalahyandrytahianasylvain@gmail.com</text:span></text:a></text:p>
      <text:p text:style-name="P7"><text:span text:style-name="T11"/></text:p>
      <text:p text:style-name="P6"><text:span text:style-name="T11">A l’ attention de Madame / Monsieur</text:span></text:p>
      <text:p text:style-name="P5">le respons<text:span text:style-name="T21">a</text:span>ble des ressources humaines</text:p>
      <text:p text:style-name="P5">de <text:s/>l’ <text:span text:style-name="T3">INGENOSYA</text:span> Transformateur Digital</text:p>
      <text:p text:style-name="P11"><text:span text:style-name="T11">Anosizato Antananarivo, le 10 Juillet 2023</text:span></text:p>
      <text:p text:style-name="P3"/>
      <text:p text:style-name="P3"/>
      <text:p text:style-name="P3"><text:span text:style-name="T11">Objet:</text:span><text:span text:style-name="T1"><text:tab/><text:tab/></text:span><text:span text:style-name="T15">D</text:span><text:span text:style-name="T14">emande de </text:span><text:span text:style-name="T16">S</text:span><text:span text:style-name="T14">tage <text:s text:c="4"/></text:span></text:p>
      <text:p text:style-name="P3"/>
      <text:p text:style-name="P10"><text:tab/><text:tab/><text:tab/><text:tab/>Madame / Monsieur,</text:p>
      <text:p text:style-name="P8"><text:span text:style-name="T18"><text:tab/>E</text:span>tant actuellement étudiant en <text:span text:style-name="T20">BACC+</text:span><text:span text:style-name="T22">3</text:span> de la filière ESIIA au sein de l’université de l’ISPM Antsobolo. L’opportunité m’est donné<text:span text:style-name="T20">e</text:span> de faire un stage en entreprise d’une durée de deux mois <text:span text:style-name="T20">ou plus,</text:span> et je souhaite vous proposer ma candidature.</text:p>
      <text:p text:style-name="P8"/>
      <text:p text:style-name="P8"><text:tab/>Je vous sollicite <text:span text:style-name="T17">ainsi</text:span> afin de savoir si je peux intégrer votre société entre le Lundi, 24 Juillet au fin Octobre de cette année. Mon objectif <text:span text:style-name="T23">dur</text:span>ant ce stage est d’abord de co<text:span text:style-name="T23">mprendre</text:span> le fonctionnement <text:span text:style-name="T5">du service, ses projets</text:span><text:span text:style-name="T9"> </text:span><text:span text:style-name="T5">et <text:s/>ses </text:span><text:span text:style-name="T9">valeurs <text:s/></text:span><text:span text:style-name="T10">éthiques</text:span><text:span text:style-name="T9"> </text:span><text:span text:style-name="T5">afin de les décrire, ensuite d’être capable de créer une relation professionnelle et de s’intégrer dans le service, travailler en équipe et enfin renforcer </text:span><text:span text:style-name="T8">l</text:span><text:span text:style-name="T5">a capacité </text:span><text:span text:style-name="T8">à faire du codage</text:span><text:span text:style-name="T5">. </text:span><text:span text:style-name="T6">Disponible à votre convenance pour u</text:span><text:span text:style-name="T7">n</text:span><text:span text:style-name="T6"> entretien, j’ éspère avoir l’opportunité de mettre à votre service mes compétences, ma motivation et mon implication.</text:span></text:p>
      <text:p text:style-name="P12"/>
      <text:p text:style-name="P9"><text:span text:style-name="T4"><text:tab/>En espérant que vous répondiez favorablement à ma demande, je vous prie de croire, Madame / Monsieur, à l’assurance de mes salutations </text:span><text:span text:style-name="T17">les plus </text:span><text:span text:style-name="T4">d</text:span><text:span text:style-name="T17">is</text:span><text:span text:style-name="T4">tinguées.</text:span></text:p>
      <text:p text:style-name="P1"/>
      <text:p text:style-name="P1"><text:span text:style-name="T4"><text:tab/><text:tab/><text:tab/></text:span><text:span text:style-name="T25">L</text:span><text:span text:style-name="T24">‘</text:span><text:span text:style-name="T25">intéressé,</text:span></text:p>
      <text:p text:style-name="P2"><text:span text:style-name="T12">RANJALAHY Andry </text:span><text:span text:style-name="T13">Tahiana</text:span><text:span text:style-name="T12"> Sylva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1:30:24.791310673</meta:creation-date>
    <dc:date>2023-07-16T12:58:26.396304190</dc:date>
    <meta:editing-duration>PT1H3M59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13" meta:character-count="1392" meta:non-whitespace-character-count="1173"/>
  </office:meta>
</office:document-meta>
</file>